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aa61a" draw:textarea-horizontal-align="justify" draw:textarea-vertical-align="top" draw:auto-grow-height="false" fo:min-height="3.56cm" fo:min-width="5.8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84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faa61a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9cm" svg:height="1.816cm" svg:x="4.721cm" svg:y="18.95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.778cm" svg:x2="5.445cm" svg:y2="6.588cm">
          <text:p/>
        </draw:line>
        <draw:line draw:style-name="gr10" draw:text-style-name="P9" draw:layer="layout" svg:x1="5.445cm" svg:y1="7.342cm" svg:x2="5.445cm" svg:y2="9.891cm">
          <text:p/>
        </draw:line>
        <draw:custom-shape draw:style-name="gr11" draw:text-style-name="P10" draw:layer="layout" svg:width="4.445cm" svg:height="0.762cm" svg:x="1.862cm" svg:y="9.81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6.383cm" svg:x2="5.445cm" svg:y2="19.09cm">
          <text:p/>
        </draw:line>
        <draw:custom-shape draw:style-name="gr12" draw:text-style-name="P7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0.652cm" svg:x2="5.445cm" svg:y2="15.35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0.783cm" svg:x2="5.445cm" svg:y2="24.495cm">
          <text:p/>
        </draw:line>
        <draw:custom-shape draw:style-name="gr17" draw:text-style-name="P13" draw:layer="layout" svg:width="6.35cm" svg:height="3.81cm" svg:x="0.991cm" svg:y="26.4cm">
          <text:p text:style-name="P12"><text:span text:style-name="T3">Helm chart:</text:span></text:p>
          <text:p text:style-name="P12"><text:span text:style-name="T3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08cm" svg:height="2.54cm" svg:x="1.627cm" svg:y="27.612cm">
          <text:p text:style-name="P12"><text:span text:style-name="T3">Docker container:</text:span></text:p>
          <text:p text:style-name="P12"><text:span text:style-name="T3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445cm" svg:height="1.09cm" svg:x="1.957cm" svg:y="28.713cm">
          <text:p text:style-name="P15"><text:span text:style-name="T4">entity-search-web-app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5.437cm" svg:y1="25.269cm" svg:x2="5.437cm" svg:y2="28.9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4:04:44.158863707</dc:date>
    <meta:editing-duration>PT1H15M36S</meta:editing-duration>
    <meta:editing-cycles>27</meta:editing-cycles>
    <meta:generator>LibreOffice/6.0.7.3$Linux_X86_64 LibreOffice_project/00m0$Build-3</meta:generator>
    <meta:document-statistic meta:object-count="30"/>
  </office:meta>
</office:document-meta>
</file>